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fo:min-height="0.569cm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3.81cm" svg:height="2.54cm" svg:x="3.175cm" svg:y="16.192cm">
          <text:p text:style-name="P1"><text:span text:style-name="T1">Point &amp; Shoot</text:span></text:p>
          <text:p text:style-name="P1"><text:span text:style-name="T1">Came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" draw:layer="layout" svg:width="5.08cm" svg:height="3.81cm" svg:x="11.43cm" svg:y="15.557cm">
          <text:p text:style-name="P1"><text:span text:style-name="T1">Arm Controller MC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1.43cm" svg:y1="17.462cm" svg:x2="6.985cm" svg:y2="17.462cm" draw:start-shape="id1" draw:start-glue-point="5" draw:end-shape="id2" svg:d="m11430 17462h-4445">
          <text:p/>
        </draw:connector>
        <draw:frame draw:style-name="gr4" draw:text-style-name="P1" draw:layer="layout" svg:width="3.33cm" svg:height="0.819cm" svg:x="7.62cm" svg:y="16.643cm">
          <draw:text-box>
            <text:p text:style-name="P1"><text:span text:style-name="T1">Shutter CTL</text:span></text:p>
          </draw:text-box>
        </draw:frame>
        <draw:connector draw:style-name="gr5" draw:text-style-name="P2" draw:layer="layout" svg:x1="5.08cm" svg:y1="18.732cm" svg:x2="15.24cm" svg:y2="23.177cm" draw:start-shape="id2" draw:start-glue-point="6" draw:end-shape="id3" draw:end-glue-point="5" svg:d="m5080 18732v4445h10160">
          <text:p/>
        </draw:connector>
        <draw:frame draw:style-name="gr4" draw:text-style-name="P1" draw:layer="layout" svg:width="3.393cm" svg:height="0.819cm" svg:x="5.179cm" svg:y="22.224cm">
          <draw:text-box>
            <text:p text:style-name="P1"><text:span text:style-name="T1">SD Interface</text:span></text:p>
          </draw:text-box>
        </draw:frame>
        <draw:rect draw:style-name="gr6" draw:text-style-name="P2" draw:layer="layout" svg:width="8.89cm" svg:height="10.477cm" svg:x="10.795cm" svg:y="14.922cm">
          <text:p/>
        </draw:rect>
        <draw:frame draw:style-name="gr4" draw:text-style-name="P1" draw:layer="layout" svg:width="5.167cm" svg:height="0.819cm" svg:x="10.795cm" svg:y="24.581cm">
          <draw:text-box>
            <text:p text:style-name="P1"><text:span text:style-name="T1">Arm Controller PCB</text:span></text:p>
          </draw:text-box>
        </draw:frame>
        <draw:custom-shape draw:style-name="gr1" draw:text-style-name="P2" draw:id="id3" draw:layer="layout" svg:width="3.81cm" svg:height="1.905cm" svg:x="15.24cm" svg:y="22.224cm">
          <text:p text:style-name="P1"><text:span text:style-name="T1">RS485 TR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8" draw:layer="layout" svg:width="5.08cm" svg:height="3.81cm" svg:x="13.97cm" svg:y="35.878cm">
          <draw:glue-point draw:id="8" svg:x="-3.75cm" svg:y="-5.002cm"/>
          <draw:glue-point draw:id="9" svg:x="-5cm" svg:y="2.498cm"/>
          <draw:glue-point draw:id="10" svg:x="-5cm" svg:y="-3.335cm"/>
          <text:p text:style-name="P1"><text:span text:style-name="T1">Packet Router MC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6" draw:text-style-name="P2" draw:layer="layout" svg:width="16.193cm" svg:height="18.414cm" svg:x="3.492cm" svg:y="26.671cm">
          <text:p/>
        </draw:rect>
        <draw:custom-shape draw:style-name="gr1" draw:text-style-name="P2" draw:id="id4" draw:layer="layout" svg:width="3.81cm" svg:height="1.905cm" svg:x="15.24cm" svg:y="28.257cm">
          <text:p text:style-name="P1"><text:span text:style-name="T1">RS485 TR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3.81cm" svg:height="1.905cm" svg:x="15.24cm" svg:y="20.002cm">
          <text:p text:style-name="P1"><text:span text:style-name="T1">RS485 TR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3.81cm" svg:height="1.905cm" svg:x="15.24cm" svg:y="32.703cm">
          <text:p text:style-name="P1"><text:span text:style-name="T1">RS485 TR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5.167cm" svg:height="0.819cm" svg:x="3.492cm" svg:y="26.803cm">
          <draw:text-box>
            <text:p text:style-name="P1"><text:span text:style-name="T1">Packet Router PCB</text:span></text:p>
          </draw:text-box>
        </draw:frame>
        <draw:connector draw:style-name="gr7" draw:text-style-name="P1" draw:layer="layout" draw:line-skew="1.72cm" svg:x1="19.05cm" svg:y1="23.177cm" svg:x2="19.05cm" svg:y2="29.21cm" draw:start-shape="id3" draw:start-glue-point="7" draw:end-shape="id4" draw:end-glue-point="7" svg:d="m19050 23177h2222v6033h-2222">
          <text:p/>
        </draw:connector>
        <draw:connector draw:style-name="gr7" draw:text-style-name="P1" draw:layer="layout" draw:line-skew="3.308cm" svg:x1="19.05cm" svg:y1="20.955cm" svg:x2="19.05cm" svg:y2="31.433cm" draw:start-shape="id5" draw:start-glue-point="7" draw:end-shape="id6" draw:end-glue-point="7" svg:d="m19050 20955h3810v10478h-3810">
          <text:p/>
        </draw:connector>
        <draw:frame draw:style-name="gr4" draw:text-style-name="P1" draw:layer="layout" svg:width="3.393cm" svg:height="0.819cm" draw:transform="rotate (-1.57079632679579) translate (23.679cm 22.86cm)">
          <draw:text-box>
            <text:p text:style-name="P1"><text:span text:style-name="T1">RS485</text:span></text:p>
          </draw:text-box>
        </draw:frame>
        <draw:frame draw:style-name="gr4" draw:text-style-name="P1" draw:layer="layout" svg:width="3.393cm" svg:height="0.819cm" draw:transform="rotate (-1.57079632679579) translate (22.091cm 22.86cm)">
          <draw:text-box>
            <text:p text:style-name="P1"><text:span text:style-name="T1">RS485</text:span></text:p>
          </draw:text-box>
        </draw:frame>
        <draw:custom-shape draw:style-name="gr1" draw:text-style-name="P2" draw:id="id38" draw:layer="layout" svg:width="2.54cm" svg:height="1.905cm" svg:x="4.445cm" svg:y="28.257cm">
          <text:p text:style-name="P1"><text:span text:style-name="T1">SD C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7.145cm" svg:y1="34.608cm" svg:x2="16.51cm" svg:y2="35.878cm" draw:start-shape="id7" draw:start-glue-point="6" draw:end-shape="id8" draw:end-glue-point="4" svg:d="m17145 34608v635h-635v635">
          <text:p/>
        </draw:connector>
        <draw:connector draw:style-name="gr7" draw:text-style-name="P1" draw:layer="layout" svg:x1="13.97cm" svg:y1="19.367cm" svg:x2="15.24cm" svg:y2="20.954cm" draw:start-shape="id1" draw:start-glue-point="6" draw:end-shape="id5" svg:d="m13970 19367v1587h1270">
          <text:p/>
        </draw:connector>
        <draw:custom-shape draw:style-name="gr1" draw:text-style-name="P2" draw:id="id9" draw:layer="layout" svg:width="3.81cm" svg:height="1.905cm" svg:x="15.24cm" svg:y="40.323cm">
          <text:p text:style-name="P1"><text:span text:style-name="T1">RS485 TR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1" draw:layer="layout" svg:width="3.81cm" svg:height="1.905cm" svg:x="15.24cm" svg:y="42.545cm">
          <text:p text:style-name="P1"><text:span text:style-name="T1">TTL DR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line-skew="-0.452cm" svg:x1="13.97cm" svg:y1="38.734cm" svg:x2="15.24cm" svg:y2="41.276cm" draw:start-shape="id8" draw:start-glue-point="9" draw:end-shape="id9" draw:end-glue-point="5" svg:d="m13970 38734h-953v2542h2223">
          <text:p/>
        </draw:connector>
        <draw:custom-shape draw:style-name="gr9" draw:text-style-name="P2" draw:id="id12" draw:layer="layout" svg:width="5.08cm" svg:height="3.81cm" svg:x="23.495cm" svg:y="34.291cm">
          <text:p text:style-name="P1"><text:span text:style-name="T1">DGMR155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id="id13" draw:layer="layout" svg:width="5.08cm" svg:height="3.81cm" svg:x="23.495cm" svg:y="39.053cm">
          <text:p text:style-name="P1"><text:span text:style-name="T1">DGR4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id="id19" draw:layer="layout" svg:width="5.08cm" svg:height="3.81cm" svg:x="32.385cm" svg:y="34.291cm">
          <text:p text:style-name="P1"><text:span text:style-name="T1">DGMR155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id="id16" draw:layer="layout" svg:width="5.08cm" svg:height="3.81cm" svg:x="32.385cm" svg:y="39.053cm">
          <text:p text:style-name="P1"><text:span text:style-name="T1">DGR4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0.48cm" svg:y1="45.085cm" svg:x2="30.48cm" svg:y2="0.635cm">
          <text:p/>
        </draw:line>
        <draw:connector draw:style-name="gr8" draw:text-style-name="P1" draw:layer="layout" svg:x1="7.62cm" svg:y1="39.687cm" svg:x2="15.24cm" svg:y2="43.498cm" draw:start-shape="id10" draw:start-glue-point="6" draw:end-shape="id11" draw:end-glue-point="5" svg:d="m7620 39687v3811h7620">
          <text:p/>
        </draw:connector>
        <draw:connector draw:style-name="gr8" draw:text-style-name="P1" draw:layer="layout" draw:line-skew="-0.318cm" svg:x1="19.05cm" svg:y1="41.276cm" svg:x2="23.495cm" svg:y2="36.196cm" draw:start-shape="id9" draw:start-glue-point="7" draw:end-shape="id12" draw:end-glue-point="5" svg:d="m19050 41276h1905v-5080h2540">
          <text:p/>
        </draw:connector>
        <draw:connector draw:style-name="gr11" draw:text-style-name="P1" draw:layer="layout" draw:line-skew="0.634cm" svg:x1="19.05cm" svg:y1="43.498cm" svg:x2="23.495cm" svg:y2="40.958cm" draw:start-shape="id11" draw:start-glue-point="7" draw:end-shape="id13" draw:end-glue-point="5" svg:d="m19050 43498h2857v-2540h1588">
          <text:p/>
        </draw:connector>
        <draw:path draw:style-name="gr12" draw:text-style-name="P1" draw:id="id18" draw:layer="layout" svg:width="1.269cm" svg:height="1.904cm" svg:x="30.797cm" svg:y="33.338cm" svg:viewBox="0 0 1270 1905" svg:d="m635 1905v-1270zm635-635-635 635zm0-635v635zm-635-635 635 635z">
          <text:p/>
        </draw:path>
        <draw:path draw:style-name="gr12" draw:text-style-name="P1" draw:id="id17" draw:layer="layout" svg:width="1.269cm" svg:height="1.904cm" svg:x="28.892cm" svg:y="33.338cm" svg:viewBox="0 0 1270 1905" svg:d="m635 1905v-1270zm635-635-635 635zm0-635v635zm-635-635 635 635z">
          <text:p/>
        </draw:path>
        <draw:path draw:style-name="gr12" draw:text-style-name="P1" draw:id="id14" draw:layer="layout" svg:width="1.269cm" svg:height="1.904cm" svg:x="28.892cm" svg:y="38.418cm" svg:viewBox="0 0 1270 1905" svg:d="m635 1905v-1270zm635-635-635 635zm0-635v635zm-635-635 635 635z">
          <text:p/>
        </draw:path>
        <draw:path draw:style-name="gr12" draw:text-style-name="P1" draw:id="id15" draw:layer="layout" svg:width="1.269cm" svg:height="1.904cm" svg:x="30.797cm" svg:y="38.418cm" svg:viewBox="0 0 1270 1905" svg:d="m635 1905v-1270zm635-635-635 635zm0-635v635zm-635-635 635 635z">
          <text:p/>
        </draw:path>
        <draw:connector draw:style-name="gr11" draw:text-style-name="P1" draw:layer="layout" svg:x1="28.575cm" svg:y1="40.958cm" svg:x2="29.527cm" svg:y2="40.323cm" draw:start-shape="id13" draw:start-glue-point="7" draw:end-shape="id14" draw:end-glue-point="2" svg:d="m28575 40958h952v-635">
          <text:p/>
        </draw:connector>
        <draw:connector draw:style-name="gr11" draw:text-style-name="P1" draw:layer="layout" svg:x1="31.432cm" svg:y1="40.323cm" svg:x2="32.385cm" svg:y2="40.958cm" draw:start-shape="id15" draw:start-glue-point="2" draw:end-shape="id16" draw:end-glue-point="5" svg:d="m31432 40323v635h953">
          <text:p/>
        </draw:connector>
        <draw:connector draw:style-name="gr8" draw:text-style-name="P1" draw:layer="layout" svg:x1="28.575cm" svg:y1="36.196cm" svg:x2="29.527cm" svg:y2="35.243cm" draw:start-shape="id12" draw:start-glue-point="7" draw:end-shape="id17" draw:end-glue-point="2" svg:d="m28575 36196h952v-953">
          <text:p/>
        </draw:connector>
        <draw:connector draw:style-name="gr8" draw:text-style-name="P1" draw:layer="layout" svg:x1="31.432cm" svg:y1="35.243cm" svg:x2="32.385cm" svg:y2="36.196cm" draw:start-shape="id18" draw:start-glue-point="2" draw:end-shape="id19" svg:d="m31432 35243v953h953">
          <text:p/>
        </draw:connector>
        <draw:frame draw:style-name="gr4" draw:text-style-name="P1" draw:layer="layout" svg:width="3.393cm" svg:height="1.385cm" svg:x="31.75cm" svg:y="36.83cm">
          <draw:text-box>
            <text:p text:style-name="P1"><text:span text:style-name="T1">2.4GHz</text:span></text:p>
            <text:p text:style-name="P1"><text:span text:style-name="T1">ODD CH</text:span></text:p>
          </draw:text-box>
        </draw:frame>
        <draw:frame draw:style-name="gr4" draw:text-style-name="P1" draw:layer="layout" svg:width="3.393cm" svg:height="1.385cm" svg:x="22.86cm" svg:y="36.83cm">
          <draw:text-box>
            <text:p text:style-name="P1"><text:span text:style-name="T1">2.4GHz</text:span></text:p>
            <text:p text:style-name="P1"><text:span text:style-name="T1">ODD CH</text:span></text:p>
          </draw:text-box>
        </draw:frame>
        <draw:frame draw:style-name="gr4" draw:text-style-name="P1" draw:layer="layout" svg:width="3.393cm" svg:height="1.385cm" svg:x="22.959cm" svg:y="41.593cm">
          <draw:text-box>
            <text:p text:style-name="P1"><text:span text:style-name="T1">2.4GHz</text:span></text:p>
            <text:p text:style-name="P1"><text:span text:style-name="T1">EVEN CH</text:span></text:p>
          </draw:text-box>
        </draw:frame>
        <draw:frame draw:style-name="gr4" draw:text-style-name="P1" draw:layer="layout" svg:width="3.393cm" svg:height="1.385cm" svg:x="31.849cm" svg:y="41.593cm">
          <draw:text-box>
            <text:p text:style-name="P1"><text:span text:style-name="T1">2.4GHz</text:span></text:p>
            <text:p text:style-name="P1"><text:span text:style-name="T1">EVEN CH</text:span></text:p>
          </draw:text-box>
        </draw:frame>
        <draw:custom-shape draw:style-name="gr2" draw:text-style-name="P2" draw:id="id33" draw:layer="layout" svg:width="5.08cm" svg:height="3.81cm" svg:x="37.782cm" svg:y="26.352cm">
          <draw:glue-point draw:id="8" svg:x="2.5cm" svg:y="5cm"/>
          <draw:glue-point draw:id="9" svg:x="-2.5cm" svg:y="5cm"/>
          <text:p text:style-name="P1"><text:span text:style-name="T1">Rover Control P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2" draw:layer="layout" svg:width="3.81cm" svg:height="1.905cm" svg:x="38.735cm" svg:y="35.243cm">
          <text:p text:style-name="P1"><text:span text:style-name="T1">FTD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0" draw:layer="layout" svg:width="3.81cm" svg:height="1.905cm" svg:x="38.735cm" svg:y="40.005cm">
          <text:p text:style-name="P1"><text:span text:style-name="T1">FTD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line-skew="1.403cm -2.381cm" svg:x1="42.545cm" svg:y1="40.958cm" svg:x2="35.558cm" svg:y2="29.527cm" draw:start-shape="id20" draw:start-glue-point="7" draw:end-shape="id21" draw:end-glue-point="9" svg:d="m42545 40958h1905v-8573h-8892v-2858">
          <text:p/>
        </draw:connector>
        <draw:connector draw:style-name="gr8" draw:text-style-name="P1" draw:layer="layout" draw:line-skew="0.45cm 0.952cm" svg:x1="42.545cm" svg:y1="36.196cm" svg:x2="33.655cm" svg:y2="29.527cm" draw:start-shape="id22" draw:start-glue-point="7" draw:end-shape="id21" draw:end-glue-point="8" svg:d="m42545 36196h952v-2859h-9842v-3810">
          <text:p/>
        </draw:connector>
        <draw:connector draw:style-name="gr8" draw:text-style-name="P1" draw:layer="layout" svg:x1="37.465cm" svg:y1="36.196cm" svg:x2="38.735cm" svg:y2="36.196cm" draw:start-shape="id19" draw:start-glue-point="7" draw:end-shape="id22" draw:end-glue-point="5" svg:d="m37465 36196h1270">
          <text:p/>
        </draw:connector>
        <draw:connector draw:style-name="gr8" draw:text-style-name="P1" draw:layer="layout" svg:x1="37.465cm" svg:y1="40.958cm" svg:x2="38.735cm" svg:y2="40.958cm" draw:start-shape="id16" draw:start-glue-point="7" draw:end-shape="id20" draw:end-glue-point="5" svg:d="m37465 40958h1270">
          <text:p/>
        </draw:connector>
        <draw:frame draw:style-name="gr4" draw:text-style-name="P1" draw:layer="layout" svg:width="3.393cm" svg:height="0.819cm" svg:x="32.802cm" svg:y="32.518cm">
          <draw:text-box>
            <text:p text:style-name="P1"><text:span text:style-name="T1">USB</text:span></text:p>
          </draw:text-box>
        </draw:frame>
        <draw:frame draw:style-name="gr4" draw:text-style-name="P1" draw:layer="layout" svg:width="3.393cm" svg:height="0.819cm" svg:x="34.707cm" svg:y="31.566cm">
          <draw:text-box>
            <text:p text:style-name="P1"><text:span text:style-name="T1">USB</text:span></text:p>
          </draw:text-box>
        </draw:frame>
        <draw:frame draw:style-name="gr4" draw:text-style-name="P1" draw:layer="layout" svg:width="3.393cm" svg:height="0.819cm" svg:x="25.717cm" svg:y="37.281cm">
          <draw:text-box>
            <text:p text:style-name="P1"><text:span text:style-name="T1">115.2KBD</text:span></text:p>
          </draw:text-box>
        </draw:frame>
        <draw:frame draw:style-name="gr4" draw:text-style-name="P1" draw:layer="layout" svg:width="3.393cm" svg:height="0.819cm" svg:x="25.717cm" svg:y="42.044cm">
          <draw:text-box>
            <text:p text:style-name="P1"><text:span text:style-name="T1">115.2KBD</text:span></text:p>
          </draw:text-box>
        </draw:frame>
        <draw:frame draw:style-name="gr4" draw:text-style-name="P1" draw:layer="layout" svg:width="3.393cm" svg:height="0.819cm" svg:x="34.607cm" svg:y="37.281cm">
          <draw:text-box>
            <text:p text:style-name="P1"><text:span text:style-name="T1">115.2KBD</text:span></text:p>
          </draw:text-box>
        </draw:frame>
        <draw:frame draw:style-name="gr4" draw:text-style-name="P1" draw:layer="layout" svg:width="3.393cm" svg:height="0.819cm" svg:x="34.607cm" svg:y="42.044cm">
          <draw:text-box>
            <text:p text:style-name="P1"><text:span text:style-name="T1">115.2KBD</text:span></text:p>
          </draw:text-box>
        </draw:frame>
        <draw:custom-shape draw:style-name="gr1" draw:text-style-name="P2" draw:id="id6" draw:layer="layout" svg:width="3.81cm" svg:height="1.905cm" svg:x="15.24cm" svg:y="30.48cm">
          <text:p text:style-name="P1"><text:span text:style-name="T1">RS485 TR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4.605cm" svg:y1="35.878cm" svg:x2="15.24cm" svg:y2="31.433cm" draw:start-shape="id8" draw:start-glue-point="8" draw:end-shape="id6" draw:end-glue-point="5" svg:d="m14605 35878v-4445h635">
          <text:p/>
        </draw:connector>
        <draw:connector draw:style-name="gr8" draw:text-style-name="P1" draw:layer="layout" draw:line-skew="4.895cm" svg:x1="19.05cm" svg:y1="33.656cm" svg:x2="19.05cm" svg:y2="6.668cm" draw:start-shape="id7" draw:start-glue-point="7" draw:end-shape="id23" draw:end-glue-point="7" svg:d="m19050 33656h5397v-26988h-5397">
          <text:p/>
        </draw:connector>
        <draw:frame draw:style-name="gr4" draw:text-style-name="P1" draw:layer="layout" svg:width="3.393cm" svg:height="0.819cm" draw:transform="rotate (-1.57079632679579) translate (25.266cm 22.859cm)">
          <draw:text-box>
            <text:p text:style-name="P1"><text:span text:style-name="T1">RS485</text:span></text:p>
          </draw:text-box>
        </draw:frame>
        <draw:connector draw:style-name="gr3" draw:text-style-name="P2" draw:layer="layout" svg:x1="5.08cm" svg:y1="16.192cm" svg:x2="11.43cm" svg:y2="6.032cm" draw:start-shape="id2" draw:start-glue-point="4" draw:end-shape="id24" draw:end-glue-point="5" svg:d="m5080 16192v-10160h6350">
          <text:p/>
        </draw:connector>
        <draw:rect draw:style-name="gr6" draw:text-style-name="P2" draw:layer="layout" svg:width="8.89cm" svg:height="10.477cm" svg:x="10.795cm" svg:y="3.175cm">
          <text:p/>
        </draw:rect>
        <draw:custom-shape draw:style-name="gr2" draw:text-style-name="P2" draw:id="id25" draw:layer="layout" svg:width="5.08cm" svg:height="3.81cm" svg:x="13.97cm" svg:y="9.207cm">
          <text:p text:style-name="P1"><text:span text:style-name="T1">Video TX MC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3" draw:layer="layout" svg:width="3.81cm" svg:height="1.905cm" svg:x="15.24cm" svg:y="5.715cm">
          <text:p text:style-name="P1"><text:span text:style-name="T1">RS485 TR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7.145cm" svg:y1="7.62cm" svg:x2="16.51cm" svg:y2="9.207cm" draw:start-shape="id23" draw:start-glue-point="6" draw:end-shape="id25" svg:d="m17145 7620v794h-635v793">
          <text:p/>
        </draw:connector>
        <draw:frame draw:style-name="gr4" draw:text-style-name="P1" draw:layer="layout" svg:width="5.167cm" svg:height="0.819cm" svg:x="10.16cm" svg:y="3.175cm">
          <draw:text-box>
            <text:p text:style-name="P1"><text:span text:style-name="T1">Video TX PCB</text:span></text:p>
          </draw:text-box>
        </draw:frame>
        <draw:custom-shape draw:style-name="gr1" draw:text-style-name="P2" draw:id="id24" draw:layer="layout" svg:width="1.905cm" svg:height="3.81cm" svg:x="11.43cm" svg:y="4.127cm">
          <text:p text:style-name="P1"><text:span text:style-name="T1">M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6" draw:layer="layout" svg:width="3.81cm" svg:height="1.905cm" svg:x="15.24cm" svg:y="3.492cm">
          <text:p text:style-name="P1"><text:span text:style-name="T1">432MHz</text:span></text:p>
          <text:p text:style-name="P1"><text:span text:style-name="T1">QAM T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3.335cm" svg:y1="6.032cm" svg:x2="15.24cm" svg:y2="4.445cm" draw:start-shape="id24" draw:start-glue-point="7" draw:end-shape="id26" draw:end-glue-point="5" svg:d="m13335 6032h953v-1587h952">
          <text:p/>
        </draw:connector>
        <draw:path draw:style-name="gr12" draw:text-style-name="P1" draw:id="id27" draw:layer="layout" svg:width="1.269cm" svg:height="1.904cm" svg:x="28.892cm" svg:y="0.952cm" svg:viewBox="0 0 1270 1905" svg:d="m635 1905v-1270zm635-635-635 635zm0-635v635zm-635-635 635 635z">
          <text:p/>
        </draw:path>
        <draw:frame draw:style-name="gr4" draw:text-style-name="P1" draw:layer="layout" svg:width="1.844cm" svg:height="0.819cm" svg:x="5.08cm" svg:y="5.213cm">
          <draw:text-box>
            <text:p text:style-name="P1"><text:span text:style-name="T1">NTSC</text:span></text:p>
          </draw:text-box>
        </draw:frame>
        <draw:connector draw:style-name="gr11" draw:text-style-name="P1" draw:layer="layout" svg:x1="19.05cm" svg:y1="4.445cm" svg:x2="29.527cm" svg:y2="2.857cm" draw:start-shape="id26" draw:start-glue-point="7" draw:end-shape="id27" draw:end-glue-point="2" svg:d="m19050 4445h10477v-1588">
          <text:p/>
        </draw:connector>
        <draw:path draw:style-name="gr12" draw:text-style-name="P1" draw:id="id30" draw:layer="layout" svg:width="1.269cm" svg:height="1.904cm" svg:x="30.797cm" svg:y="0.952cm" svg:viewBox="0 0 1270 1905" svg:d="m635 1905v-1270zm635-635-635 635zm0-635v635zm-635-635 635 635z">
          <text:p/>
        </draw:path>
        <draw:rect draw:style-name="gr6" draw:text-style-name="P2" draw:layer="layout" svg:width="8.89cm" svg:height="10.477cm" svg:x="33.885cm" svg:y="4.127cm">
          <text:p/>
        </draw:rect>
        <draw:custom-shape draw:style-name="gr2" draw:text-style-name="P2" draw:id="id29" draw:layer="layout" svg:width="5.08cm" svg:height="3.81cm" svg:x="34.52cm" svg:y="10.159cm">
          <text:p text:style-name="P1"><text:span text:style-name="T1">Video RX MC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8" draw:layer="layout" svg:width="3.81cm" svg:height="1.905cm" svg:x="34.52cm" svg:y="6.667cm">
          <text:p text:style-name="P1"><text:span text:style-name="T1">RS485 TR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36.425cm" svg:y1="8.572cm" svg:x2="37.06cm" svg:y2="10.159cm" draw:start-shape="id28" draw:start-glue-point="6" draw:end-shape="id29" svg:d="m36425 8572v794h635v793">
          <text:p/>
        </draw:connector>
        <draw:frame draw:style-name="gr4" draw:text-style-name="P1" draw:layer="layout" svg:width="5.167cm" svg:height="0.819cm" svg:x="38.33cm" svg:y="4.127cm">
          <draw:text-box>
            <text:p text:style-name="P1"><text:span text:style-name="T1">Video RX PCB</text:span></text:p>
          </draw:text-box>
        </draw:frame>
        <draw:custom-shape draw:style-name="gr1" draw:text-style-name="P2" draw:id="id31" draw:layer="layout" svg:width="3.81cm" svg:height="1.905cm" svg:x="34.52cm" svg:y="4.444cm">
          <text:p text:style-name="P1"><text:span text:style-name="T1">432MHZ</text:span></text:p>
          <text:p text:style-name="P1"><text:span text:style-name="T1">QAM R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1.432cm" svg:y1="2.857cm" svg:x2="36.425cm" svg:y2="4.444cm" draw:start-shape="id30" draw:start-glue-point="2" draw:end-shape="id31" draw:end-glue-point="4" svg:d="m31432 2857v793h4993v794">
          <text:p/>
        </draw:connector>
        <draw:custom-shape draw:style-name="gr13" draw:text-style-name="P2" draw:id="id35" draw:layer="layout" svg:width="5.08cm" svg:height="3.81cm" svg:x="37.782cm" svg:y="17.461cm">
          <draw:glue-point draw:id="8" svg:x="2.5cm" svg:y="5cm"/>
          <draw:glue-point draw:id="9" svg:x="-2.5cm" svg:y="5cm"/>
          <text:p text:style-name="P1"><text:span text:style-name="T1">Televi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id="id36" draw:layer="layout" svg:width="5.08cm" svg:height="3.81cm" svg:x="37.782cm" svg:y="21.906cm">
          <draw:glue-point draw:id="8" svg:x="2.5cm" svg:y="5cm"/>
          <draw:glue-point draw:id="9" svg:x="-2.5cm" svg:y="5cm"/>
          <text:p text:style-name="P1"><text:span text:style-name="T1">Televi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2" draw:layer="layout" svg:width="1.905cm" svg:height="3.81cm" svg:x="39.918cm" svg:y="5.08cm">
          <draw:glue-point draw:id="8" svg:x="5.002cm" svg:y="-2.501cm"/>
          <draw:glue-point draw:id="9" svg:x="5.002cm" svg:y="2.498cm"/>
          <text:p text:style-name="P1"><text:span text:style-name="T1">DEM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8.33cm" svg:y1="5.397cm" svg:x2="39.918cm" svg:y2="6.985cm" draw:start-shape="id31" draw:start-glue-point="7" draw:end-shape="id32" draw:end-glue-point="5" svg:d="m38330 5397h794v1588h794">
          <text:p/>
        </draw:connector>
        <draw:custom-shape draw:style-name="gr1" draw:text-style-name="P2" draw:id="id21" draw:layer="layout" svg:width="3.81cm" svg:height="2.54cm" svg:x="32.702cm" svg:y="26.987cm">
          <draw:glue-point draw:id="8" svg:x="-2.501cm" svg:y="5.007cm"/>
          <draw:glue-point draw:id="9" svg:x="2.498cm" svg:y="5cm"/>
          <draw:glue-point draw:id="10" svg:x="0cm" svg:y="0cm"/>
          <text:p text:style-name="P1"><text:span text:style-name="T1">USB HU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36.512cm" svg:y1="28.257cm" svg:x2="37.782cm" svg:y2="28.257cm" draw:start-shape="id21" draw:start-glue-point="7" draw:end-shape="id33" draw:end-glue-point="5" svg:d="m36512 28257h1270">
          <text:p/>
        </draw:connector>
        <draw:frame draw:style-name="gr4" draw:text-style-name="P1" draw:layer="layout" svg:width="3.393cm" svg:height="0.819cm" svg:x="35.478cm" svg:y="27.438cm">
          <draw:text-box>
            <text:p text:style-name="P1"><text:span text:style-name="T1">USB</text:span></text:p>
          </draw:text-box>
        </draw:frame>
        <draw:custom-shape draw:style-name="gr1" draw:text-style-name="P2" draw:id="id34" draw:layer="layout" svg:width="3.81cm" svg:height="1.905cm" svg:x="32.702cm" svg:y="22.86cm">
          <text:p text:style-name="P1"><text:span text:style-name="T1">FTD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34.607cm" svg:y1="26.987cm" svg:x2="34.607cm" svg:y2="24.765cm" draw:start-shape="id21" draw:start-glue-point="4" draw:end-shape="id34" svg:d="m34607 26987v-2222">
          <text:p/>
        </draw:connector>
        <draw:connector draw:style-name="gr8" draw:text-style-name="P1" draw:layer="layout" draw:line-skew="-0.451cm" svg:x1="32.702cm" svg:y1="23.813cm" svg:x2="34.52cm" svg:y2="7.62cm" draw:start-shape="id34" draw:start-glue-point="5" draw:end-shape="id28" draw:end-glue-point="5" svg:d="m32702 23813h-952v-16193h2770">
          <text:p/>
        </draw:connector>
        <draw:frame draw:style-name="gr4" draw:text-style-name="P1" draw:layer="layout" svg:width="3.393cm" svg:height="0.819cm" draw:transform="rotate (-1.57079632679579) translate (32.702cm 14.704cm)">
          <draw:text-box>
            <text:p text:style-name="P1"><text:span text:style-name="T1">RS485</text:span></text:p>
          </draw:text-box>
        </draw:frame>
        <draw:frame draw:style-name="gr4" draw:text-style-name="P1" draw:layer="layout" svg:width="3.393cm" svg:height="0.819cm" svg:x="33.655cm" svg:y="25.533cm">
          <draw:text-box>
            <text:p text:style-name="P1"><text:span text:style-name="T1">USB</text:span></text:p>
          </draw:text-box>
        </draw:frame>
        <draw:connector draw:style-name="gr11" draw:text-style-name="P1" draw:layer="layout" draw:line-skew="0.451cm" svg:x1="41.822cm" svg:y1="7.936cm" svg:x2="42.862cm" svg:y2="19.366cm" draw:start-shape="id32" draw:start-glue-point="9" draw:end-shape="id35" draw:end-glue-point="7" svg:d="m41822 7936h1993v11430h-953">
          <text:p/>
        </draw:connector>
        <draw:connector draw:style-name="gr11" draw:text-style-name="P1" draw:layer="layout" draw:line-skew="1.721cm" svg:x1="41.822cm" svg:y1="6.033cm" svg:x2="42.862cm" svg:y2="23.811cm" draw:start-shape="id32" draw:start-glue-point="8" draw:end-shape="id36" draw:end-glue-point="7" svg:d="m41822 6033h3263v17778h-2223">
          <text:p/>
        </draw:connector>
        <draw:frame draw:style-name="gr4" draw:text-style-name="P1" draw:layer="layout" svg:width="1.844cm" svg:height="0.819cm" svg:x="42.923cm" svg:y="6.667cm">
          <draw:text-box>
            <text:p text:style-name="P1"><text:span text:style-name="T1">NTSC</text:span></text:p>
          </draw:text-box>
        </draw:frame>
        <draw:custom-shape draw:style-name="gr1" draw:text-style-name="P2" draw:id="id37" draw:layer="layout" svg:width="3.81cm" svg:height="1.905cm" svg:x="9.207cm" svg:y="28.257cm">
          <text:p text:style-name="P1"><text:span text:style-name="T1">Switchable SD</text:span></text:p>
          <text:p text:style-name="P1"><text:span text:style-name="T1">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5.24cm" svg:y1="29.21cm" svg:x2="13.017cm" svg:y2="29.21cm" draw:start-shape="id4" draw:start-glue-point="5" draw:end-shape="id37" draw:end-glue-point="7" svg:d="m15240 29210h-2223">
          <text:p/>
        </draw:connector>
        <draw:connector draw:style-name="gr8" draw:text-style-name="P1" draw:layer="layout" svg:x1="6.985cm" svg:y1="29.21cm" svg:x2="9.207cm" svg:y2="29.21cm" draw:start-shape="id38" draw:start-glue-point="7" draw:end-shape="id37" draw:end-glue-point="5" svg:d="m6985 29210h2222">
          <text:p/>
        </draw:connector>
        <draw:connector draw:style-name="gr8" draw:text-style-name="P1" draw:layer="layout" svg:x1="11.112cm" svg:y1="30.162cm" svg:x2="7.62cm" svg:y2="35.877cm" draw:start-shape="id37" draw:start-glue-point="6" draw:end-shape="id10" draw:end-glue-point="4" svg:d="m11112 30162v2858h-3492v2857">
          <text:p/>
        </draw:connector>
        <draw:custom-shape draw:style-name="gr2" draw:text-style-name="P2" draw:id="id10" draw:layer="layout" svg:width="5.08cm" svg:height="3.81cm" svg:x="5.08cm" svg:y="35.877cm">
          <draw:glue-point draw:id="8" svg:x="-3.75cm" svg:y="-5.002cm"/>
          <draw:glue-point draw:id="9" svg:x="-5cm" svg:y="2.498cm"/>
          <draw:glue-point draw:id="10" svg:x="-5cm" svg:y="-3.335cm"/>
          <text:p text:style-name="P1"><text:span text:style-name="T1">Still Image TX MCU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1" draw:layer="layout" svg:x1="10.16cm" svg:y1="37.782cm" svg:x2="13.97cm" svg:y2="37.783cm" draw:start-shape="id10" draw:start-glue-point="7" draw:end-shape="id8" draw:end-glue-point="5" svg:d="m10160 37782h1906v1h19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1-17T13:10:24.07</meta:creation-date>
    <dc:date>2012-01-17T18:28:17.82</dc:date>
    <meta:editing-duration>PT03H47M11S</meta:editing-duration>
    <meta:editing-cycles>2</meta:editing-cycles>
    <meta:generator>OpenOffice.org/3.2$Win32 OpenOffice.org_project/320m18$Build-9502</meta:generator>
    <meta:document-statistic meta:object-count="103"/>
  </office:meta>
</office:document-meta>
</file>